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 style:font-pitch="variable"/>
    <style:font-face style:name="F1" svg:font-family="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lgun Gothic" svg:font-family="'Malgun Gothic'" style:font-family-generic="roman" style:font-pitch="variable"/>
    <style:font-face style:name="Noto Sans CJK SC" svg:font-family="'Noto Sans CJK SC'" style:font-family-generic="system" style:font-pitch="variable"/>
    <style:font-face style:name="Noto Sans Mono CJK KR" svg:font-family="'Noto Sans Mono CJK KR'" style:font-family-generic="modern" style:font-pitch="fixed"/>
    <style:font-face style:name="Noto Sans Mono CJK KR1" svg:font-family="'Noto Sans Mono CJK KR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굴림" svg:font-family="굴림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</office:font-face-decls>
  <office:automatic-styles>
    <style:style style:name="Table1" style:family="table">
      <style:table-properties style:width="6.2611in" fo:margin-top="0in" fo:margin-bottom="0in" table:align="center" style:writing-mode="lr-tb"/>
    </style:style>
    <style:style style:name="Table1.A" style:family="table-column">
      <style:table-column-properties style:column-width="1.866in"/>
    </style:style>
    <style:style style:name="Table1.B" style:family="table-column">
      <style:table-column-properties style:column-width="4.3944in"/>
    </style:style>
    <style:style style:name="Table1.1" style:family="table-row">
      <style:table-row-properties style:min-row-height="0.1681in" fo:keep-together="auto"/>
    </style:style>
    <style:style style:name="Table1.A1" style:family="table-cell">
      <style:table-cell-properties style:vertical-align="middle" fo:background-color="#f2f2f2" fo:padding-left="0.075in" fo:padding-right="0.075in" fo:padding-top="0in" fo:padding-bottom="0in" fo:border="0.5pt solid #bfbfbf">
        <style:background-image/>
      </style:table-cell-properties>
    </style:style>
    <style:style style:name="Table1.B1" style:family="table-cell">
      <style:table-cell-properties style:vertical-align="middle" fo:background-color="transparent" fo:padding-left="0.075in" fo:padding-right="0.075in" fo:padding-top="0in" fo:padding-bottom="0in" fo:border="0.5pt solid #bfbfbf">
        <style:background-image/>
      </style:table-cell-properties>
    </style:style>
    <style:style style:name="Table1.2" style:family="table-row">
      <style:table-row-properties style:min-row-height="0.2917in" fo:keep-together="auto"/>
    </style:style>
    <style:style style:name="Table1.3" style:family="table-row">
      <style:table-row-properties style:min-row-height="0.0486in" fo:keep-together="auto"/>
    </style:style>
    <style:style style:name="Table1.4" style:family="table-row">
      <style:table-row-properties style:min-row-height="0.6458in" fo:keep-together="auto"/>
    </style:style>
    <style:style style:name="Table1.5" style:family="table-row">
      <style:table-row-properties style:min-row-height="0.9597in" fo:keep-together="auto"/>
    </style:style>
    <style:style style:name="Table1.6" style:family="table-row">
      <style:table-row-properties style:min-row-height="1.0764in" fo:keep-together="auto"/>
    </style:style>
    <style:style style:name="Table1.7" style:family="table-row">
      <style:table-row-properties style:min-row-height="0.6861in" fo:keep-together="auto"/>
    </style:style>
    <style:style style:name="Table1.8" style:family="table-row">
      <style:table-row-properties style:min-row-height="0.7861in" fo:keep-together="auto"/>
    </style:style>
    <style:style style:name="P1" style:family="paragraph" style:parent-style-name="Standard">
      <style:paragraph-properties fo:margin-top="0in" fo:margin-bottom="0.111in" style:contextual-spacing="false" fo:text-align="center" style:justify-single-word="false" fo:orphans="0" fo:widows="0" style:writing-mode="lr-tb"/>
    </style:style>
    <style:style style:name="P2" style:family="paragraph" style:parent-style-name="Standard">
      <style:paragraph-properties fo:margin-top="0in" fo:margin-bottom="0.111in" style:contextual-spacing="false"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P4" style:family="paragraph" style:parent-style-name="Standard" style:master-page-name="Standard">
      <style:paragraph-properties fo:text-align="center" style:justify-single-word="false" style:page-number="1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 style:list-style-name="WWNum1">
      <style:paragraph-properties fo:text-align="end" style:justify-single-word="false"/>
    </style:style>
    <style:style style:name="P7" style:family="paragraph" style:parent-style-name="Standard">
      <style:paragraph-properties fo:margin-top="0in" fo:margin-bottom="0.111in" style:contextual-spacing="false" fo:orphans="0" fo:widows="0"/>
    </style:style>
    <style:style style:name="P8" style:family="paragraph" style:parent-style-name="Standard">
      <style:paragraph-properties fo:margin-left="0.5in" fo:margin-right="0in" fo:margin-top="0in" fo:margin-bottom="0.111in" style:contextual-spacing="false" fo:orphans="0" fo:widows="0" fo:text-indent="0in" style:auto-text-indent="false"/>
    </style:style>
    <style:style style:name="P9" style:family="paragraph" style:parent-style-name="Standard">
      <style:paragraph-properties fo:margin-top="0in" fo:margin-bottom="0.1665in" style:contextual-spacing="false" fo:line-height="115%" fo:text-align="center" style:justify-single-word="false" fo:orphans="0" fo:widows="0"/>
    </style:style>
    <style:style style:name="P10" style:family="paragraph" style:parent-style-name="Standard">
      <style:paragraph-properties fo:margin-top="0in" fo:margin-bottom="0.111in" style:contextual-spacing="false">
        <style:tab-stops>
          <style:tab-stop style:position="3.1339in" style:type="center"/>
          <style:tab-stop style:position="6.2681in" style:type="right"/>
        </style:tab-stops>
      </style:paragraph-properties>
      <style:text-properties fo:color="#000000" loext:opacity="100%"/>
    </style:style>
    <style:style style:name="P11" style:family="paragraph" style:parent-style-name="Standard">
      <style:paragraph-properties fo:margin-top="0in" fo:margin-bottom="0.111in" style:contextual-spacing="false" fo:orphans="2" fo:widows="2"/>
    </style:style>
    <style:style style:name="P12" style:family="paragraph" style:parent-style-name="Subtitle">
      <style:paragraph-properties fo:margin-top="0in" fo:margin-bottom="0.0417in" style:contextual-spacing="false" fo:orphans="0" fo:widows="0"/>
    </style:style>
    <style:style style:name="P13" style:family="paragraph" style:parent-style-name="Subtitle">
      <style:paragraph-properties fo:orphans="0" fo:widows="0"/>
    </style:style>
    <style:style style:name="P14" style:family="paragraph" style:parent-style-name="Text_20_body">
      <style:paragraph-properties fo:orphans="0" fo:widows="0"/>
    </style:style>
    <style:style style:name="P15" style:family="paragraph" style:parent-style-name="Text_20_body">
      <style:paragraph-properties fo:margin-top="0in" fo:margin-bottom="0.0972in" style:contextual-spacing="false" fo:orphans="0" fo:widows="0"/>
    </style:style>
    <style:style style:name="P16" style:family="paragraph" style:parent-style-name="Text_20_body">
      <style:paragraph-properties fo:orphans="0" fo:widows="0"/>
      <style:text-properties officeooo:paragraph-rsid="0011c5ca"/>
    </style:style>
    <style:style style:name="P17" style:family="paragraph" style:parent-style-name="Text_20_body">
      <style:paragraph-properties fo:orphans="0" fo:widows="0"/>
      <style:text-properties officeooo:paragraph-rsid="00128a52"/>
    </style:style>
    <style:style style:name="P18" style:family="paragraph" style:parent-style-name="Text_20_body">
      <style:paragraph-properties fo:orphans="0" fo:widows="0"/>
      <style:text-properties fo:color="#0070c0" loext:opacity="100%" style:font-name="F" style:font-name-asian="F1"/>
    </style:style>
    <style:style style:name="P19" style:family="paragraph" style:parent-style-name="Text_20_body">
      <style:paragraph-properties fo:margin-top="0in" fo:margin-bottom="0.0972in" style:contextual-spacing="false" fo:orphans="0" fo:widows="0"/>
      <style:text-properties fo:font-weight="normal" style:font-weight-asian="normal" style:font-weight-complex="normal"/>
    </style:style>
    <style:style style:name="P20" style:family="paragraph" style:parent-style-name="Text_20_body">
      <style:paragraph-properties fo:orphans="0" fo:widows="0"/>
      <style:text-properties fo:font-weight="normal" style:font-weight-asian="normal" style:font-weight-complex="normal"/>
    </style:style>
    <style:style style:name="P21" style:family="paragraph" style:parent-style-name="Text_20_body">
      <style:paragraph-properties fo:orphans="0" fo:widows="0"/>
      <style:text-properties fo:color="#000000" loext:opacity="100%"/>
    </style:style>
    <style:style style:name="P22" style:family="paragraph" style:parent-style-name="Text_20_body">
      <style:paragraph-properties fo:margin-top="0in" fo:margin-bottom="0.0972in" style:contextual-spacing="false" fo:orphans="0" fo:widows="0"/>
      <style:text-properties fo:color="#000000" loext:opacity="100%"/>
    </style:style>
    <style:style style:name="P23" style:family="paragraph" style:parent-style-name="Text_20_body">
      <style:paragraph-properties fo:orphans="0" fo:widows="0"/>
      <style:text-properties fo:color="#000000" loext:opacity="100%" fo:font-weight="normal" style:font-weight-asian="normal" style:font-weight-complex="normal"/>
    </style:style>
    <style:style style:name="P24" style:family="paragraph" style:parent-style-name="Text_20_body">
      <style:paragraph-properties fo:margin-top="0in" fo:margin-bottom="0.0972in" style:contextual-spacing="false" fo:orphans="0" fo:widows="0"/>
      <style:text-properties fo:color="#000000" loext:opacity="100%" fo:font-weight="normal" style:font-weight-asian="normal" style:font-weight-complex="normal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18pt" fo:font-weight="bold" officeooo:rsid="0011873c" style:font-size-asian="18pt" style:font-weight-asian="bold" style:font-size-complex="18pt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1873c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336fb" style:font-weight-asian="bold"/>
    </style:style>
    <style:style style:name="T8" style:family="text">
      <style:text-properties fo:font-weight="bold" style:font-name-asian="F1" style:font-weight-asian="bold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fo:font-weight="bold" style:font-weight-asian="bold"/>
    </style:style>
    <style:style style:name="T11" style:family="text">
      <style:text-properties fo:color="#000000" loext:opacity="100%" fo:font-weight="bold" style:font-weight-asian="bold"/>
    </style:style>
    <style:style style:name="T12" style:family="text">
      <style:text-properties fo:color="#000000" loext:opacity="100%" fo:font-weight="bold" officeooo:rsid="0011873c" style:font-weight-asian="bold"/>
    </style:style>
    <style:style style:name="T13" style:family="text">
      <style:text-properties fo:color="#000000" loext:opacity="100%" style:text-outline="false" style:text-line-through-style="none" style:text-line-through-type="none" style:font-name="Malgun Gothic" fo:font-size="8pt" fo:font-style="normal" fo:text-shadow="none" style:text-underline-style="none" fo:font-weight="bold" style:font-size-asian="8pt" style:font-style-asian="normal" style:font-weight-asian="bold" style:text-emphasize="none"/>
    </style:style>
    <style:style style:name="T14" style:family="text">
      <style:text-properties fo:color="#000000" loext:opacity="100%"/>
    </style:style>
    <style:style style:name="T15" style:family="text">
      <style:text-properties fo:color="#000000" loext:opacity="100%" style:font-name="F" fo:font-size="10pt" fo:language="en" fo:country="US" fo:font-weight="bold" style:letter-kerning="false" style:font-name-asian="F1" style:font-size-asian="10pt" style:language-asian="ko" style:country-asian="KR" style:font-weight-asian="bold" style:font-name-complex="맑은 고딕1" style:font-size-complex="10pt" style:language-complex="ar" style:country-complex="SA"/>
    </style:style>
    <style:style style:name="T16" style:family="text">
      <style:text-properties fo:color="#000000" loext:opacity="100%" style:font-name="F" style:font-name-asian="F1"/>
    </style:style>
    <style:style style:name="T17" style:family="text">
      <style:text-properties fo:color="#000000" loext:opacity="100%" style:font-name="맑은 고딕" fo:font-size="10pt" fo:language="en" fo:country="US" fo:font-weight="bold" style:letter-kerning="false" style:font-name-asian="F1" style:font-size-asian="10pt" style:language-asian="ko" style:country-asian="KR" style:font-weight-asian="bold" style:font-name-complex="맑은 고딕1" style:font-size-complex="10pt" style:language-complex="ar" style:country-complex="SA"/>
    </style:style>
    <style:style style:name="T18" style:family="text">
      <style:text-properties fo:color="#000000" loext:opacity="100%" style:font-name="맑은 고딕" fo:font-size="10pt" fo:language="en" fo:country="US" fo:font-weight="normal" style:letter-kerning="false" style:font-name-asian="F1" style:font-size-asian="10pt" style:language-asian="ko" style:country-asian="KR" style:font-weight-asian="normal" style:font-name-complex="맑은 고딕1" style:font-size-complex="10pt" style:language-complex="ar" style:country-complex="SA" style:font-weight-complex="normal"/>
    </style:style>
    <style:style style:name="T19" style:family="text">
      <style:text-properties fo:color="#000000" loext:opacity="100%" fo:font-weight="normal" style:font-weight-asian="normal" style:font-weight-complex="normal"/>
    </style:style>
    <style:style style:name="T20" style:family="text">
      <style:text-properties style:font-name="F" fo:font-weight="bold" style:font-weight-asian="bold"/>
    </style:style>
    <style:style style:name="T21" style:family="text">
      <style:text-properties style:font-name="F" fo:font-weight="bold" style:font-name-asian="F1" style:font-weight-asian="bold"/>
    </style:style>
    <style:style style:name="T22" style:family="text">
      <style:text-properties style:font-name="F" fo:font-weight="bold" style:font-name-asian="F1" style:font-weight-asian="bold" style:font-name-complex="굴림"/>
    </style:style>
    <style:style style:name="T23" style:family="text">
      <style:text-properties style:font-name="F" fo:font-weight="bold" style:font-name-asian="F1" style:font-weight-asian="bold"/>
    </style:style>
    <style:style style:name="T24" style:family="text">
      <style:text-properties style:font-name="F" fo:font-weight="bold" style:font-name-asian="F1"/>
    </style:style>
    <style:style style:name="T25" style:family="text">
      <style:text-properties style:font-name="F" style:font-name-asian="F1"/>
    </style:style>
    <style:style style:name="T26" style:family="text">
      <style:text-properties style:font-name="F" style:font-name-asian="F1"/>
    </style:style>
    <style:style style:name="T27" style:family="text">
      <style:text-properties style:font-name="F" style:font-name-asian="F1" style:font-weight-asian="bold"/>
    </style:style>
    <style:style style:name="T28" style:family="text">
      <style:text-properties style:font-name="F" fo:font-size="12pt" fo:font-weight="bold" style:font-size-asian="12pt" style:font-weight-asian="bold" style:font-size-complex="12pt"/>
    </style:style>
    <style:style style:name="T29" style:family="text">
      <style:text-properties style:font-name="F" fo:font-size="12pt" fo:font-weight="bold" style:font-name-asian="F1" style:font-size-asian="12pt" style:font-weight-asian="bold" style:font-size-complex="12pt"/>
    </style:style>
    <style:style style:name="T30" style:family="text">
      <style:text-properties style:font-name="F" fo:font-weight="normal" style:font-name-asian="F1" style:font-weight-asian="normal" style:font-weight-complex="normal"/>
    </style:style>
    <style:style style:name="T31" style:family="text">
      <style:text-properties style:font-name="F" fo:font-weight="normal" officeooo:rsid="000a5d4a" style:font-name-asian="F1" style:font-weight-asian="normal" style:font-weight-complex="normal"/>
    </style:style>
    <style:style style:name="T32" style:family="text">
      <style:text-properties style:font-name="F" fo:font-size="10pt" fo:language="en" fo:country="US" fo:font-weight="bold" officeooo:rsid="001336fb" style:letter-kerning="false" style:font-name-asian="F1" style:font-size-asian="10pt" style:language-asian="ko" style:country-asian="KR" style:font-weight-asian="bold" style:font-name-complex="맑은 고딕1" style:font-size-complex="10pt" style:language-complex="ar" style:country-complex="SA"/>
    </style:style>
    <style:style style:name="T33" style:family="text">
      <style:text-properties fo:color="#0070c0" loext:opacity="100%" style:font-name="F" style:font-name-asian="F1"/>
    </style:style>
    <style:style style:name="T34" style:family="text">
      <style:text-properties fo:color="#0070c0" loext:opacity="100%" style:font-name="F" officeooo:rsid="00128a52" style:font-name-asian="F1"/>
    </style:style>
    <style:style style:name="T35" style:family="text">
      <style:text-properties fo:color="#0070c0" loext:opacity="100%" style:font-name="F" style:font-name-asian="F1" style:font-weight-asian="bold"/>
    </style:style>
    <style:style style:name="T36" style:family="text">
      <style:text-properties fo:color="#0070c0" loext:opacity="100%" style:font-name="F"/>
    </style:style>
    <style:style style:name="T37" style:family="text">
      <style:text-properties fo:color="#0070c0" loext:opacity="100%" style:font-name="F" fo:font-weight="bold" style:font-name-asian="F1" style:font-weight-asian="bold"/>
    </style:style>
    <style:style style:name="T38" style:family="text">
      <style:text-properties fo:color="#0070c0" loext:opacity="100%" style:font-name="F" fo:font-weight="bold" style:font-name-asian="F1"/>
    </style:style>
    <style:style style:name="T39" style:family="text">
      <style:text-properties fo:color="#0070c0" loext:opacity="100%"/>
    </style:style>
    <style:style style:name="T40" style:family="text">
      <style:text-properties fo:font-size="12pt" fo:font-weight="bold" style:font-name-asian="F1" style:font-size-asian="12pt" style:font-weight-asian="bold" style:font-size-complex="12pt"/>
    </style:style>
    <style:style style:name="T41" style:family="text">
      <style:text-properties style:font-name="맑은 고딕" fo:font-size="10pt" fo:language="en" fo:country="US" fo:font-weight="bold" officeooo:rsid="001336fb" style:letter-kerning="false" style:font-name-asian="맑은 고딕1" style:font-size-asian="10pt" style:language-asian="ko" style:country-asian="KR" style:font-weight-asian="bold" style:font-name-complex="맑은 고딕1" style:font-size-complex="10pt" style:language-complex="ar" style:country-complex="SA"/>
    </style:style>
    <style:style style:name="T42" style:family="text">
      <style:text-properties style:font-name="맑은 고딕" fo:font-size="10pt" fo:language="en" fo:country="US" style:letter-kerning="false" style:font-name-asian="맑은 고딕1" style:font-size-asian="10pt" style:language-asian="ko" style:country-asian="KR" style:font-name-complex="맑은 고딕1" style:font-size-complex="10pt" style:language-complex="ar" style:country-complex="SA"/>
    </style:style>
    <style:style style:name="T43" style:family="text">
      <style:text-properties style:font-weight-asian="bold"/>
    </style:style>
    <style:style style:name="T44" style:family="text">
      <style:text-properties officeooo:rsid="0011c5ca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officeooo:rsid="00128a5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3</text:span><text:span text:style-name="T1">차 프로젝트 기획안</text:span></text:p>
      <text:p text:style-name="P5"><text:span text:style-name="T4">2026년 <text:s text:c="3"/>03 월 <text:s text:c="2"/></text:span><text:span text:style-name="T5">23</text:span><text:span text:style-name="T4">일</text:span></text:p>
      <text:list xml:id="list515313600" text:style-name="WWNum1">
        <text:list-item>
          <text:p text:style-name="P6"><text:span text:style-name="T10">과정명 : 융합_AI 미래형모빌리티(실증도로.로봇.UAM)과정</text:span></text:p>
        </text:list-item>
        <text:list-item>
          <text:p text:style-name="P6"><text:span text:style-name="T10">과정 기간 : 2026.03.</text:span><text:span text:style-name="T12">23 </text:span><text:span text:style-name="T10">~ 2026.03.</text:span><text:span text:style-name="T12">27 </text:span>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<text:bookmark text:name="_heading=h.gjdgxs"/><text:span text:style-name="T20">팀명</text:span></text:p>
          </table:table-cell>
          <table:table-cell table:style-name="Table1.B1" office:value-type="string">
            <text:p text:style-name="P2"><text:span text:style-name="T25">A</text:span></text:p>
          </table:table-cell>
        </table:table-row>
        <table:table-row table:style-name="Table1.2">
          <table:table-cell table:style-name="Table1.A1" office:value-type="string">
            <text:p text:style-name="P12"><text:span text:style-name="T20">팀원</text:span></text:p>
          </table:table-cell>
          <table:table-cell table:style-name="Table1.B1" office:value-type="string">
            <text:p text:style-name="P1"><text:span text:style-name="T13">이도건(팀장), 김동욱, 박선우, 여신구</text:span></text:p>
          </table:table-cell>
        </table:table-row>
        <table:table-row table:style-name="Table1.3">
          <table:table-cell table:style-name="Table1.A1" office:value-type="string">
            <text:p text:style-name="P12"><text:span text:style-name="T20">프로젝트 주제</text:span></text:p>
          </table:table-cell>
          <table:table-cell table:style-name="Table1.B1" office:value-type="string">
            <text:p text:style-name="P9"><text:span text:style-name="T21">졸음 운전 감지 모델의 RKNN 변환 및 실시간 추론 최적화 </text:span></text:p>
          </table:table-cell>
        </table:table-row>
        <table:table-row table:style-name="Table1.4">
          <table:table-cell table:style-name="Table1.A1" office:value-type="string">
            <text:p text:style-name="P12"><text:span text:style-name="T20">기술 키워드</text:span></text:p>
          </table:table-cell>
          <table:table-cell table:style-name="Table1.B1" office:value-type="string">
            <text:p text:style-name="P7"><text:span text:style-name="T36">RKNN, ONNX, 모델 경량화, TensorFlow, Keras, </text:span><text:span text:style-name="Source_20_Text"><text:span text:style-name="T39">rknn-toolkit2</text:span></text:span><text:span text:style-name="T36">, </text:span><text:span text:style-name="Source_20_Text"><text:span text:style-name="T39">tf2onnx, Orange Pi 5+ (RK3588), NPU, RKNN-Toolkit-Lite2 </text:span></text:span></text:p>
          </table:table-cell>
        </table:table-row>
        <table:table-row table:style-name="Table1.5">
          <table:table-cell table:style-name="Table1.A1" office:value-type="string">
            <text:p text:style-name="P2"><text:span text:style-name="T28">프로젝트 목적</text:span></text:p>
          </table:table-cell>
          <table:table-cell table:style-name="Table1.B1" office:value-type="string">
            <text:p text:style-name="P14"><text:span text:style-name="T37">[주제 선택 이유]</text:span></text:p>
            <text:p text:style-name="P14"><text:bookmark text:name="p-rc_cef4553f288fa059-273"/>임<text:span text:style-name="T45">베디드 보드의 CPU만으로는 고중량 딥러닝 모델의 실시간 연산 처리에 한계가 있음. </text:span><text:bookmark text:name="p-rc_cef4553f288fa059-274"/><text:span text:style-name="T45">졸음 감지 시스템의 핵심인 실시간성 확보를 위해 Orange Pi 5+ 내장 NPU 활용이 필수적임.</text:span><text:bookmark text:name="p-rc_cef4553f288fa059-275"/><text:span text:style-name="T45"> 하드웨어 전용 가속기(NPU) 최적화를 통해 PC급 추론 성능을 임베디드 환경에서 구현하고자 함. </text:span></text:p>
            <text:p text:style-name="P14"/>
            <text:p text:style-name="P14"><text:span text:style-name="T4">[기대 효과]</text:span></text:p>
            <text:p text:style-name="P14">1. <text:span text:style-name="T45">RKNN 변환을 통한 연산 효율 극대화로 시스템 자원 점유율을 최소화함.</text:span></text:p>
            <text:p text:style-name="P19">2. 확보된 하드웨어 자원을 활용하여 래칭(Latching) 안전 로직 및 대시보드 UI의 동시 구동 안정성을 높임. </text:p>
          </table:table-cell>
        </table:table-row>
        <table:table-row table:style-name="Table1.6">
          <table:table-cell table:style-name="Table1.A1" office:value-type="string">
            <text:p text:style-name="P13"><text:span text:style-name="T20">프로젝트 수행 방향</text:span></text:p>
            <text:p text:style-name="P2"><text:span text:style-name="T40">(</text:span><text:span text:style-name="T28">개발일정 및 역할분담</text:span><text:span text:style-name="T40">)</text:span></text:p>
          </table:table-cell>
          <table:table-cell table:style-name="Table1.B1" office:value-type="string">
            <text:p text:style-name="P16"><text:span text:style-name="T37">[역할 분담]</text:span></text:p>
            <text:p text:style-name="P16">- <text:span text:style-name="T4">이도건:</text:span> <text:span text:style-name="T45">Orange Pi 5+ 기반의 RKNN 가속 환경 구축 및 모델 변환 파이프라인 최적화 총괄함</text:span>.</text:p>
            <text:p text:style-name="P16">- <text:span text:style-name="T4">박선우: </text:span><text:span text:style-name="T45">CNN(MobileNetV2) 모델 학습 및 RKNN 변환 모델의 행동별 추론 성능 테스트 수행함.</text:span></text:p>
            <text:p text:style-name="P17">- <text:span text:style-name="T4">김동욱: </text:span><text:span text:style-name="T45">학습 데이터 전처리 및 RKNN 변환 전후의 눈 상태 판별 정확도 비교</text:span><text:span text:style-name="T19"> 분석함.</text:span><text:span text:style-name="T15"><text:line-break/>- 여신구:</text:span><text:span text:style-name="T18">프로젝트 구조 설계 분석 및 RKNN 단계별 성능 통계 데이터 관리함.</text:span></text:p>
            <text:p text:style-name="P17"><text:span text:style-name="T18"/></text:p>
            <text:p text:style-name="P14"><text:soft-page-break/><text:span text:style-name="T4">[개발 일정 (3주 단기 WBS)]</text:span></text:p>
            <text:p text:style-name="P17">- <text:span text:style-name="T3">1</text:span><text:span text:style-name="T43">주차 </text:span><text:span text:style-name="T3">(</text:span><text:span text:style-name="T43">완료</text:span><text:span text:style-name="T3">):</text:span> 주/야간 통합 데이터셋(775장) 구축 및 수동 전처리, Mobile<text:span text:style-name="T9">NetV2 기반 경량 CNN 모델 전이 학습 및 최적화 완료</text:span></text:p>
            <text:p text:style-name="P21"><text:span text:style-name="T25">- </text:span><text:span text:style-name="T21">2주차 (</text:span><text:span text:style-name="T32">완료</text:span><text:span text:style-name="T21">): </text:span><text:span text:style-name="T30">dlib 기반 EAR, </text:span><text:span text:style-name="T31">MAR</text:span><text:span text:style-name="T30">(물리 수치)과 CNN(패턴 확률)을 결합한 하이브리드 판정 알고리즘 통합 및 래칭(Latching) 안전 로직과 실시간 UI 구현</text:span></text:p>
            <text:p text:style-name="P22">- <text:span text:style-name="T4">3주차 </text:span><text:span text:style-name="T7">(</text:span><text:span text:style-name="T41">진행중)</text:span><text:span text:style-name="T4">:</text:span> 학습 <text:span text:style-name="T45">모델의 RKNN 변환 및 Orange Pi 5+ 이식을 통한 NPU 가속 실시간 추론 </text:span>성능 최적화 수행함. </text:p>
          </table:table-cell>
        </table:table-row>
        <table:table-row table:style-name="Table1.7">
          <table:table-cell table:style-name="Table1.A1" office:value-type="string">
            <text:p text:style-name="P13"><text:span text:style-name="T20">프로젝트 수행 도구</text:span></text:p>
            <text:p text:style-name="P8"><text:span text:style-name="T40">(</text:span><text:span text:style-name="T28">개발 환경</text:span><text:span text:style-name="T40">)</text:span></text:p>
          </table:table-cell>
          <table:table-cell table:style-name="Table1.B1" office:value-type="string">
            <text:p text:style-name="P14"><text:span text:style-name="T37">[언어/프레임워크]</text:span><text:span text:style-name="T33"> Python 3.10, PyTorch, TensorFlow Lite, </text:span><text:span text:style-name="T34">ONNX</text:span></text:p>
            <text:p text:style-name="P14"><text:span text:style-name="T4">[라이브러리]</text:span> OpenCV, <text:span text:style-name="T46">dlib,</text:span> RKNN-Toolkit2, <text:span text:style-name="T46">tf2onnx, RKNN-Toolkit-Lite2</text:span></text:p>
            <text:p text:style-name="P15"><text:span text:style-name="T4">[H/W]</text:span> Orange Pi 5+ (RK3588), 광각 USB 카메라</text:p>
          </table:table-cell>
        </table:table-row>
        <table:table-row table:style-name="Table1.8">
          <table:table-cell table:style-name="Table1.A1" office:value-type="string">
            <text:p text:style-name="P13"><text:span text:style-name="T20">필수 기능</text:span></text:p>
            <text:p text:style-name="P12"><text:span text:style-name="T8">(</text:span><text:span text:style-name="T20">주요 구현 기능</text:span><text:span text:style-name="T8">)</text:span></text:p>
          </table:table-cell>
          <table:table-cell table:style-name="Table1.B1" office:value-type="string">
            <text:p text:style-name="P14"><text:span text:style-name="T37">[S/W]</text:span></text:p>
            <text:p text:style-name="P14">1<text:span text:style-name="T45">. dlib 특징점 추출과 NPU 전용 RKNN 모델을 결합하여 정상, 졸음, 하품 상태를 실시간으로 분류하고 로그를 출력함. </text:span></text:p>
            <text:p text:style-name="P20">2. 졸음으로 고개를 숙여 얼굴 인식이 일시 유실되어도 직전 위험 상태를 유지하여 경고의 연속성을 보장함.</text:p>
            <text:p text:style-name="P20">3. 10초간 정상 상태 유지 시에만 경고를 해제하며, 인식 유실 3초 후 추적 영역을 중앙으로 강제 복귀시켜 재인식을 대기함.</text:p>
            <text:p text:style-name="P18"/>
            <text:p text:style-name="P14"><text:span text:style-name="T4">[H/W]</text:span></text:p>
            <text:p text:style-name="P14">1. Orange Pi 5+의 NPU를 활용하여 CPU 부하를 최소화하고 딥러닝 모델의 고속 추<text:span text:style-name="T45">론 성능을 최적화함. </text:span></text:p>
            <text:p text:style-name="P19">2. NPU 추론 결과와 함께 눈/입 확대 이미지 및 EAR/MAR 수치를 화면에 시각화하여 출력함. </text:p>
          </table:table-cell>
        </table:table-row>
        <table:table-row table:style-name="Table1.3">
          <table:table-cell table:style-name="Table1.A1" office:value-type="string">
            <text:p text:style-name="P13"><text:span text:style-name="T20">수행 계획 및</text:span></text:p>
            <text:p text:style-name="P12"><text:span text:style-name="T20">예상 결과물</text:span></text:p>
          </table:table-cell>
          <table:table-cell table:style-name="Table1.B1" office:value-type="string">
            <text:p text:style-name="P14"><text:span text:style-name="T37">[수행 계획]</text:span></text:p>
            <text:p text:style-name="P20">1. Keras로 학습된 CNN 모델을 tf2onnx 및 rknn-toolkit2를 통해 RK3588 NPU 전용 포맷으로 변환하여 추론 효율을 극대화함.</text:p>
            <text:p text:style-name="P20">2. Orange Pi 5+ 환경에서 RKNN 가속 모델과 dlib 특징점 분석, 그리고 래칭(Latching) 안전 로직을 하나의 실시간 대시보드 시스템으로 통합함.</text:p>
            <text:p text:style-name="P20"/>
            <text:p text:style-name="P20"><text:soft-page-break/>3. 배포: 실제 광각 USB 카메라 입력을 활용하여 주/야간 환경에서의 판정 정확도를 확인하고, NPU 가속을 통한 실시간 구동 안정성을 최종 검증함. </text:p>
            <text:p text:style-name="P20"/>
            <text:p text:style-name="P14"><text:span text:style-name="T4">[예상 결과물]</text:span></text:p>
            <text:p text:style-name="P23">- 실시간 대시보드: 운전자의 얼굴<text:span text:style-name="T42">을</text:span> 졸음/위험 상태 색상(초록/빨강)으로 표시되는 모니터링 화면</text:p>
            <text:p text:style-name="P23"><text:span text:style-name="T25">-NPU 최적화 가속 모델 (.rknn): Orange Pi 5+의 NPU 자원을 활용하여 끊김 없는 고속 추론이 가능하도록 최적화된 최종 .rknn 모델 파일임. </text:span></text:p>
            <text:p text:style-name="P24">- 실전형 졸음 운전 예방 시스템: 자리 이탈 감지 및 자동 중앙 복귀 리셋 기능이 탑재되어 실제 주행 환경에 즉시 적용 가능한 소프트웨어 패키지임</text:p>
          </table:table-cell>
        </table:table-row>
      </table:table>
      <text:p text:style-name="P11"><text:bookmark text:name="_GoBack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 style:font-pitch="variable"/>
    <style:font-face style:name="F1" svg:font-family="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lgun Gothic" svg:font-family="'Malgun Gothic'" style:font-family-generic="roman" style:font-pitch="variable"/>
    <style:font-face style:name="Noto Sans CJK SC" svg:font-family="'Noto Sans CJK SC'" style:font-family-generic="system" style:font-pitch="variable"/>
    <style:font-face style:name="Noto Sans Mono CJK KR" svg:font-family="'Noto Sans Mono CJK KR'" style:font-family-generic="modern" style:font-pitch="fixed"/>
    <style:font-face style:name="Noto Sans Mono CJK KR1" svg:font-family="'Noto Sans Mono CJK KR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굴림" svg:font-family="굴림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맑은 고딕" fo:font-size="10pt" fo:language="en" fo:country="US" style:letter-kerning="false" style:font-name-asian="맑은 고딕1" style:font-size-asian="10pt" style:language-asian="ko" style:country-asian="KR" style:font-name-complex="맑은 고딕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맑은 고딕" fo:font-size="10pt" fo:language="en" fo:country="US" style:letter-kerning="false" style:font-name-asian="맑은 고딕1" style:font-size-asian="10pt" style:language-asian="ko" style:country-asian="KR" style:font-name-complex="맑은 고딕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justify" style:justify-single-word="false" fo:orphans="0" fo:widows="0" fo:hyphenation-ladder-count="no-limit" style:writing-mode="lr-tb"/>
      <style:text-properties style:use-window-font-color="true" loext:opacity="0%" style:font-name="맑은 고딕" fo:font-family="'맑은 고딕'" style:font-family-generic="roman" style:font-pitch="variable" fo:font-size="10pt" fo:language="en" fo:country="US" style:letter-kerning="false" style:font-name-asian="맑은 고딕1" style:font-family-asian="'맑은 고딕'" style:font-family-generic-asian="system" style:font-pitch-asian="variable" style:font-size-asian="10pt" style:language-asian="ko" style:country-asian="KR" style:font-name-complex="맑은 고딕1" style:font-family-complex="'맑은 고딕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0835in" style:contextual-spacing="false" fo:keep-together="always" fo:keep-with-next="always"/>
      <style:text-properties fo:color="#000000" loext:opacity="100%"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style:contextual-spacing="false" fo:keep-together="always" fo:keep-with-next="always"/>
      <style:text-properties fo:color="#000000" loext:opacity="100%"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945in" fo:margin-bottom="0.0555in" style:contextual-spacing="false" fo:keep-together="always" fo:keep-with-next="always"/>
      <style:text-properties fo:color="#000000" loext:opacity="100%"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color="#000000" loext:opacity="100%"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color="#000000" loext:opacity="100%"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color="#000000" loext:opacity="100%" fo:font-weight="bold" style:font-weight-asian="bold"/>
    </style:style>
    <style:style style:name="제목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색인" style:family="paragraph" style:parent-style-name="Standard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Title" style:family="paragraph" style:parent-style-name="Standard" style:next-style-name="Standard" style:class="chapter">
      <style:paragraph-properties fo:margin-top="0.3335in" fo:margin-bottom="0.0835in" style:contextual-spacing="false" fo:keep-together="always" fo:keep-with-next="always"/>
      <style:text-properties fo:color="#000000" loext:opacity="100%"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in" fo:margin-bottom="0.0417in" style:contextual-spacing="false" fo:text-align="center" style:justify-single-word="false"/>
      <style:text-properties fo:color="#000000" loext:opacity="100%" fo:font-size="12pt" style:font-size-asian="12pt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Header" style:family="paragraph" style:parent-style-name="Standard" loext:linked-style-name="머리글_20_Char" style:class="extra">
      <style:paragraph-properties style:snap-to-layout-grid="false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표_20_내용" style:display-name="표 내용" style:family="paragraph" style:parent-style-name="Standard">
      <style:paragraph-properties fo:orphans="0" fo:widows="0" text:number-lines="false" text:line-number="0"/>
    </style:style>
    <style:style style:name="표제목" style:family="paragraph" style:parent-style-name="표_20_내용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번호_20_매기기_20_기호" style:display-name="번호 매기기 기호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머리글_20_Char" style:display-name="머리글 Char" style:family="text" style:parent-style-name="Default_20_Paragraph_20_Font"/>
    <style:style style:name="원본_20_텍스트" style:display-name="원본 텍스트" style:family="text">
      <style:text-properties style:font-name="Liberation Mono1" fo:font-family="'Liberation Mono'" style:font-family-generic="roman" style:font-pitch="variable" style:font-name-asian="Noto Sans Mono CJK KR1" style:font-family-asian="'Noto Sans Mono CJK KR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ListLabel_20_1" style:display-name="ListLabel 1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KR" style:font-family-asian="'Noto Sans Mono CJK KR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555in"/>
        </style:list-level-properties>
        <style:text-properties fo:font-family="'Noto Sans Symbols'"/>
      </text:list-level-style-bullet>
      <text:list-level-style-bullet text:level="2" text:style-name="ListLabel_20_2" loext:num-list-format="■" style:num-suffix="■" text:bullet-char="■">
        <style:list-level-properties text:list-level-position-and-space-mode="label-alignment">
          <style:list-level-label-alignment text:label-followed-by="listtab" fo:text-indent="-0.3055in" fo:margin-left="0.9165in"/>
        </style:list-level-properties>
        <style:text-properties fo:font-family="'Noto Sans Symbols'"/>
      </text:list-level-style-bullet>
      <text:list-level-style-bullet text:level="3" text:style-name="ListLabel_20_3" loext:num-list-format="◆" style:num-suffix="◆" text:bullet-char="◆">
        <style:list-level-properties text:list-level-position-and-space-mode="label-alignment">
          <style:list-level-label-alignment text:label-followed-by="listtab" fo:text-indent="-0.3055in" fo:margin-left="1.222in"/>
        </style:list-level-properties>
        <style:text-properties fo:font-family="'Noto Sans Symbols'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3055in" fo:margin-left="1.528in"/>
        </style:list-level-properties>
        <style:text-properties fo:font-family="'Noto Sans Symbols'"/>
      </text:list-level-style-bullet>
      <text:list-level-style-bullet text:level="5" text:style-name="ListLabel_20_5" loext:num-list-format="■" style:num-suffix="■" text:bullet-char="■">
        <style:list-level-properties text:list-level-position-and-space-mode="label-alignment">
          <style:list-level-label-alignment text:label-followed-by="listtab" fo:text-indent="-0.3055in" fo:margin-left="1.8335in"/>
        </style:list-level-properties>
        <style:text-properties fo:font-family="'Noto Sans Symbols'"/>
      </text:list-level-style-bullet>
      <text:list-level-style-bullet text:level="6" text:style-name="ListLabel_20_6" loext:num-list-format="◆" style:num-suffix="◆" text:bullet-char="◆">
        <style:list-level-properties text:list-level-position-and-space-mode="label-alignment">
          <style:list-level-label-alignment text:label-followed-by="listtab" fo:text-indent="-0.3055in" fo:margin-left="2.139in"/>
        </style:list-level-properties>
        <style:text-properties fo:font-family="'Noto Sans Symbols'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3055in" fo:margin-left="2.4445in"/>
        </style:list-level-properties>
        <style:text-properties fo:font-family="'Noto Sans Symbols'"/>
      </text:list-level-style-bullet>
      <text:list-level-style-bullet text:level="8" text:style-name="ListLabel_20_8" loext:num-list-format="■" style:num-suffix="■" text:bullet-char="■">
        <style:list-level-properties text:list-level-position-and-space-mode="label-alignment">
          <style:list-level-label-alignment text:label-followed-by="listtab" fo:text-indent="-0.3055in" fo:margin-left="2.75in"/>
        </style:list-level-properties>
        <style:text-properties fo:font-family="'Noto Sans Symbols'"/>
      </text:list-level-style-bullet>
      <text:list-level-style-bullet text:level="9" text:style-name="ListLabel_20_9" loext:num-list-format="◆" style:num-suffix="◆" text:bullet-char="◆">
        <style:list-level-properties text:list-level-position-and-space-mode="label-alignment">
          <style:list-level-label-alignment text:label-followed-by="listtab" fo:text-indent="-0.3055in" fo:margin-left="3.055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MP2" style:family="paragraph" style:parent-style-name="Standard">
      <style:paragraph-properties fo:margin-top="0in" fo:margin-bottom="0.111in" style:contextual-spacing="false">
        <style:tab-stops>
          <style:tab-stop style:position="3.1339in" style:type="center"/>
          <style:tab-stop style:position="6.2681in" style:type="right"/>
        </style:tab-stops>
      </style:paragraph-properties>
      <style:text-properties fo:color="#000000" loext:opacity="100%"/>
    </style:style>
    <style:style style:name="MT1" style:family="text">
      <style:text-properties fo:color="#000000" loext:opacity="100%"/>
    </style:style>
    <style:page-layout style:name="Mpm1">
      <style:page-layout-properties fo:page-width="8.2681in" fo:page-height="11.6929in" style:num-format="1" style:print-orientation="portrait" fo:margin-top="1.1811in" fo:margin-bottom="0.689in" fo:margin-left="1in" fo:margin-right="1in" style:writing-mode="lr-tb" style:layout-grid-color="#c0c0c0" style:layout-grid-lines="137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11in" fo:margin-left="0in" fo:margin-right="0in" fo:margin-top="0.2717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한국IT교육원</text:span></text:p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05:03:00</meta:creation-date>
    <meta:initial-creator>PC1</meta:initial-creator>
    <dc:language>en-US</dc:language>
    <dc:date>2026-03-23T16:35:33.900775004</dc:date>
    <meta:editing-cycles>15</meta:editing-cycles>
    <meta:editing-duration>PT8H8M50S</meta:editing-duration>
    <meta:generator>LibreOffice/7.3.7.2$Linux_X86_64 LibreOffice_project/30$Build-2</meta:generator>
    <meta:document-statistic meta:table-count="1" meta:image-count="0" meta:object-count="0" meta:page-count="3" meta:paragraph-count="53" meta:word-count="1242" meta:character-count="2154" meta:non-whitespace-character-count="1700"/>
    <meta:user-defined meta:name="AppVersion">15.0000</meta:user-defined>
    <meta:template xlink:type="simple" xlink:actuate="onRequest" xlink:title="Normal" xlink:href=""/>
  </office:meta>
</office:document-meta>
</file>